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pity Homepage Video</text:p>
      <text:p text:style-name="P1"/>
      <text:p text:style-name="P1"/>
      <text:p text:style-name="P1">Welcome to Hapity, the free and easy way to livestream from your mobile, tablet or PC.</text:p>
      <text:p text:style-name="P1"/>
      <text:p text:style-name="P1">Add livestreams, videos, pictures and text to your website in just one click.</text:p>
      <text:p text:style-name="P1"/>
      <text:p text:style-name="P1">You can also simultaneously broadcast to Twitter and Facebook, with links back to your website.</text:p>
      <text:p text:style-name="P1"/>
      <text:p text:style-name="P1">Set-up is quick and easy. Simply download the plugin from our Help page and install, which takes 5 minutes.</text:p>
      <text:p text:style-name="P1"/>
      <text:p text:style-name="P1">The video is stored on our servers, so you don't have to change a thing on your website.</text:p>
      <text:p text:style-name="P1"/>
      <text:p text:style-name="P1">You keep ownership of all your content and a back-up of your video is automatically generated on your mobile.</text:p>
      <text:p text:style-name="P1"/>
      <text:p text:style-name="P1">Hapity is available for both Android and IOS, and is compatible with WordPress, Drupal, Joomla and more.</text:p>
      <text:p text:style-name="P1"/>
      <text:p text:style-name="P1">For full guides on installing and using the Hapity plugin, go to our Help page.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ire Morgan Jones</meta:initial-creator>
    <meta:creation-date>2018-07-23T16:23:36</meta:creation-date>
    <dc:date>2018-07-23T16:32:50</dc:date>
    <dc:creator>Claire Morgan Jones</dc:creator>
    <meta:editing-duration>PT9M14S</meta:editing-duration>
    <meta:editing-cycles>2</meta:editing-cycles>
    <meta:generator>OpenOffice/4.1.2$Unix OpenOffice.org_project/412m3$Build-9782</meta:generator>
    <meta:document-statistic meta:table-count="0" meta:image-count="0" meta:object-count="0" meta:page-count="1" meta:paragraph-count="9" meta:word-count="135" meta:character-count="766"/>
  </office:meta>
</office:document-meta>
</file>